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0%" draw:textarea-horizontal-align="justify" draw:textarea-vertical-align="middle" draw:auto-grow-height="false" fo:min-height="0.639cm" fo:min-width="0.644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4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5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6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154cm" loext:decorative="false"/>
      <style:paragraph-properties style:writing-mode="lr-tb"/>
    </style:style>
    <style:style style:name="gr8" style:family="graphic" style:parent-style-name="standard">
      <style:graphic-properties svg:stroke-color="#2a6099" draw:fill="gradient" draw:fill-color="#b4c7dc" draw:fill-gradient-name="Pastel_20_Bouquet" draw:textarea-horizontal-align="justify" draw:textarea-vertical-align="middle" draw:auto-grow-height="false" fo:min-height="1.02cm" fo:min-width="0.643cm" loext:decorative="false"/>
    </style:style>
    <style:style style:name="gr9" style:family="graphic" style:parent-style-name="standard">
      <style:graphic-properties svg:stroke-color="#333333" draw:fill-color="#b2b2b2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svg:stroke-color="#2a6099" draw:fill="gradient" draw:fill-color="#b4c7dc" draw:fill-gradient-name="Gradient_20_9" draw:textarea-horizontal-align="justify" draw:textarea-vertical-align="middle" draw:auto-grow-height="false" fo:min-height="1.02cm" fo:min-width="0.643cm" loext:decorative="false"/>
    </style:style>
    <style:style style:name="gr11" style:family="graphic" style:parent-style-name="standard">
      <style:graphic-properties draw:stroke="none" draw:opacity="0%" draw:textarea-horizontal-align="justify" draw:textarea-vertical-align="middle" draw:auto-grow-height="false" fo:min-height="0.639cm" fo:min-width="0.389cm" loext:decorative="false"/>
    </style:style>
    <style:style style:name="gr12" style:family="graphic" style:parent-style-name="standard">
      <style:graphic-properties svg:stroke-color="#333333" draw:fill="gradient" draw:fill-color="#666666" draw:fill-gradient-name="Gradient_20_115" draw:textarea-horizontal-align="justify" draw:textarea-vertical-align="middle" draw:auto-grow-height="false" fo:min-height="0.199cm" fo:min-width="0cm" fo:wrap-option="wrap" draw:shadow="hidden" loext:decorative="false"/>
    </style:style>
    <style:style style:name="gr13" style:family="graphic" style:parent-style-name="standard">
      <style:graphic-properties svg:stroke-color="#333333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4" style:family="graphic" style:parent-style-name="standard">
      <style:graphic-properties svg:stroke-color="#333333" draw:fill="gradient" draw:fill-color="#666666" draw:fill-gradient-name="Gradient_20_376" draw:opacity="100%" draw:textarea-horizontal-align="justify" draw:textarea-vertical-align="middle" draw:auto-grow-height="false" fo:min-height="0.199cm" fo:min-width="0cm" fo:wrap-option="wrap" draw:shadow="hidden" loext:decorative="false"/>
    </style:style>
    <style:style style:name="gr15" style:family="graphic" style:parent-style-name="standard">
      <style:graphic-properties svg:stroke-color="#333333" draw:fill="gradient" draw:fill-gradient-name="Gradient_20_376" draw:opacity="100%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color="#333333" draw:fill="gradient" draw:fill-color="#666666" draw:fill-gradient-name="Gradient_20_377" draw:textarea-horizontal-align="justify" draw:textarea-vertical-align="middle" draw:auto-grow-height="false" fo:min-height="0.199cm" fo:min-width="0cm" fo:wrap-option="wrap" draw:shadow="hidden" loext:decorative="false"/>
    </style:style>
    <style:style style:name="gr17" style:family="graphic" style:parent-style-name="standard">
      <style:graphic-properties svg:stroke-color="#333333" draw:fill="gradient" draw:fill-gradient-name="Gradient_20_377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gradient" draw:fill-color="#b4c7dc" draw:fill-gradient-name="Pastel_20_Bouquet"/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="gradient" draw:fill-color="#b4c7dc" draw:fill-gradient-name="Gradient_20_9"/>
      <style:paragraph-properties fo:text-align="center"/>
    </style:style>
    <style:style style:name="P10" style:family="paragraph">
      <loext:graphic-properties draw:fill="gradient" draw:fill-color="#666666" draw:fill-gradient-name="Gradient_20_115"/>
      <style:paragraph-properties fo:text-align="center"/>
    </style:style>
    <style:style style:name="P11" style:family="paragraph">
      <loext:graphic-properties draw:fill="gradient" draw:fill-gradient-name="Pastel_20_Bouquet"/>
      <style:paragraph-properties fo:text-align="center"/>
    </style:style>
    <style:style style:name="P12" style:family="paragraph">
      <loext:graphic-properties draw:fill="gradient" draw:fill-color="#666666" draw:fill-gradient-name="Gradient_20_376" draw:opacity="100%"/>
      <style:paragraph-properties fo:text-align="center"/>
    </style:style>
    <style:style style:name="P13" style:family="paragraph">
      <loext:graphic-properties draw:fill="gradient" draw:fill-gradient-name="Gradient_20_376" draw:opacity="100%"/>
      <style:paragraph-properties fo:text-align="center"/>
    </style:style>
    <style:style style:name="P14" style:family="paragraph">
      <loext:graphic-properties draw:fill="gradient" draw:fill-color="#666666" draw:fill-gradient-name="Gradient_20_377"/>
      <style:paragraph-properties fo:text-align="center"/>
    </style:style>
    <style:style style:name="P15" style:family="paragraph">
      <loext:graphic-properties draw:fill="gradient" draw:fill-gradient-name="Gradient_20_377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4cm" svg:height="0.889cm" svg:x="6.632cm" svg:y="3.224cm">
          <text:p/>
          <draw:enhanced-geometry svg:viewBox="0 0 21600 21600" draw:type="rectangle" draw:enhanced-path="M 0 0 L 21600 0 21600 21600 0 21600 0 0 Z N"/>
        </draw:custom-shape>
        <draw:g draw:style-name="gr2">
          <draw:g draw:style-name="gr2">
            <draw:custom-shape draw:style-name="gr3" draw:text-style-name="P2" draw:layer="layout" svg:width="0.202cm" svg:height="0.76cm" svg:x="2.219cm" svg:y="3.84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279cm" svg:height="0.528cm" svg:x="2.181cm" svg:y="4.297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188cm" svg:height="0.388cm" svg:x="2.226cm" svg:y="4.379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0.202cm" svg:height="0.76cm" svg:x="2.859cm" svg:y="3.84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279cm" svg:height="0.528cm" svg:x="2.821cm" svg:y="4.297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188cm" svg:height="0.388cm" svg:x="2.866cm" svg:y="4.379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0.202cm" svg:height="0.76cm" svg:x="3.479cm" svg:y="3.84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279cm" svg:height="0.528cm" svg:x="3.441cm" svg:y="4.297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188cm" svg:height="0.388cm" svg:x="3.486cm" svg:y="4.379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6" draw:text-style-name="P5" draw:layer="layout" svg:width="2.565cm" svg:height="2.54cm" svg:x="1.668cm" svg:y="1.66cm">
            <text:p text:style-name="P4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0.245cm" svg:height="0.489cm" svg:x="2.263cm" svg:y="4.334cm">
            <draw:text-box>
              <text:p><text:span text:style-name="T1">3</text:span></text:p>
            </draw:text-box>
          </draw:frame>
          <draw:frame draw:style-name="gr7" draw:text-style-name="P6" draw:layer="layout" svg:width="0.245cm" svg:height="0.489cm" svg:x="2.909cm" svg:y="4.335cm">
            <draw:text-box>
              <text:p><text:span text:style-name="T1">2</text:span></text:p>
            </draw:text-box>
          </draw:frame>
          <draw:frame draw:style-name="gr7" draw:text-style-name="P6" draw:layer="layout" svg:width="0.245cm" svg:height="0.489cm" svg:x="3.525cm" svg:y="4.336cm">
            <draw:text-box>
              <text:p><text:span text:style-name="T1">1</text:span></text:p>
            </draw:text-box>
          </draw:frame>
        </draw:g>
        <draw:g draw:style-name="gr2">
          <draw:custom-shape draw:style-name="gr8" draw:text-style-name="P7" draw:layer="layout" svg:width="1.143cm" svg:height="1.27cm" svg:x="6.645cm" svg:y="1.829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9" draw:text-style-name="P8" draw:layer="layout" svg:width="0.361cm" svg:height="0.156cm" svg:x="6.777cm" svg:y="1.98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7.295cm" svg:y="1.986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9" draw:text-style-name="P8" draw:layer="layout" svg:width="0.361cm" svg:height="0.156cm" svg:x="6.777cm" svg:y="2.38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7.295cm" svg:y="2.387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9" draw:text-style-name="P8" draw:layer="layout" svg:width="0.361cm" svg:height="0.156cm" svg:x="6.777cm" svg:y="2.78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7.295cm" svg:y="2.78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">
          <draw:custom-shape draw:style-name="gr8" draw:text-style-name="P7" draw:layer="layout" svg:width="1.143cm" svg:height="1.27cm" svg:x="8.509cm" svg:y="1.81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9" draw:text-style-name="P8" draw:layer="layout" svg:width="0.361cm" svg:height="0.156cm" svg:x="8.641cm" svg:y="1.96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9.159cm" svg:y="1.968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9" draw:text-style-name="P8" draw:layer="layout" svg:width="0.361cm" svg:height="0.156cm" svg:x="8.641cm" svg:y="2.36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9.159cm" svg:y="2.369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9" draw:text-style-name="P8" draw:layer="layout" svg:width="0.361cm" svg:height="0.156cm" svg:x="8.641cm" svg:y="2.76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9.159cm" svg:y="2.7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">
          <draw:custom-shape draw:style-name="gr10" draw:text-style-name="P9" draw:layer="layout" svg:width="1.143cm" svg:height="1.27cm" svg:x="10.981cm" svg:y="1.787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9" draw:text-style-name="P8" draw:layer="layout" svg:width="0.361cm" svg:height="0.156cm" svg:x="11.113cm" svg:y="1.9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11.631cm" svg:y="1.944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9" draw:text-style-name="P8" draw:layer="layout" svg:width="0.361cm" svg:height="0.156cm" svg:x="11.113cm" svg:y="2.3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11.631cm" svg:y="2.345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9" draw:text-style-name="P8" draw:layer="layout" svg:width="0.361cm" svg:height="0.156cm" svg:x="11.113cm" svg:y="2.7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11.631cm" svg:y="2.74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1" draw:text-style-name="P1" draw:layer="layout" svg:width="0.889cm" svg:height="0.889cm" svg:x="5.772cm" svg:y="3.234cm">
          <text:p/>
          <draw:enhanced-geometry svg:viewBox="0 0 21600 21600" draw:type="rectangle" draw:enhanced-path="M 0 0 L 21600 0 21600 21600 0 21600 0 0 Z N"/>
        </draw:custom-shape>
        <draw:g draw:style-name="gr2">
          <draw:path draw:style-name="gr12" draw:text-style-name="P10" draw:layer="layout" svg:width="0.376cm" svg:height="0.836cm" svg:x="6.015cm" svg:y="3.228cm" svg:viewBox="0 0 377 837" svg:d="M377 166c0 3 0 5 0 8v3c-1 6-2 12-3 18l-91 642h-189l-91-642c-1-6-2-12-3-18v-3c0-3 0-5 0-8 0-29 9-58 25-83 17-25 41-46 69-61 29-14 61-22 95-22 33 0 65 8 94 22 28 15 52 36 69 61 16 25 25 54 25 83z">
            <text:p/>
          </draw:path>
          <draw:custom-shape draw:style-name="gr13" draw:text-style-name="P11" draw:layer="layout" svg:width="0.331cm" svg:height="0.041cm" svg:x="6.038cm" svg:y="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path draw:style-name="gr14" draw:text-style-name="P12" draw:layer="layout" svg:width="0.376cm" svg:height="0.904cm" draw:transform="rotate (0.610865238198015) translate (5.17608880764566cm 3.46846930252173cm)" svg:viewBox="0 0 377 905" svg:d="M377 166c1 3 0 6 0 8l-1 3c1 7-1 12-2 19l-118 709-166-116-87-593c-2-6-2-13-3-18v-4c0-2 0-5 0-9 1-28 9-57 25-82s40-45 69-60c29-16 62-23 95-23s65 8 94 22c30 14 53 35 69 61s25 53 25 83z">
            <text:p/>
          </draw:path>
          <draw:custom-shape draw:style-name="gr15" draw:text-style-name="P13" draw:layer="layout" svg:width="0.331cm" svg:height="0.041cm" svg:x="5.639cm" svg:y="4.0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path draw:style-name="gr16" draw:text-style-name="P14" draw:layer="layout" svg:width="0.376cm" svg:height="0.904cm" draw:transform="rotate (-0.611039771123214) translate (7.5229929496893cm 3.25412245525945cm)" svg:viewBox="0 0 377 905" svg:d="M0 166c0 3 1 6 0 8l1 3c0 7 1 12 2 19l118 709 166-116 87-593c2-6 2-13 3-18v-4c0-2 0-5 0-9-1-28-8-57-25-82-16-25-40-45-69-61-29-15-62-22-95-22s-65 8-94 22-53 35-69 61-25 53-25 83z">
            <text:p/>
          </draw:path>
          <draw:custom-shape draw:style-name="gr17" draw:text-style-name="P15" draw:layer="layout" svg:width="0.331cm" svg:height="0.041cm" svg:x="7.039cm" svg:y="4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axial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6" draw:display-name="Gradient 376" draw:style="linear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7" draw:display-name="Gradient 377" draw:style="linear" draw:start-color="#999999" draw:end-color="#808080" draw:start-intensity="100%" draw:end-intensity="100%" draw:angle="55deg" draw:border="0%">
      <loext:gradient-stop svg:offset="0" loext:color-type="rgb" loext:color-value="#999999"/>
      <loext:gradient-stop svg:offset="1" loext:color-type="rgb" loext:color-value="#808080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Gradient_20_9" draw:display-name="Gradient 9" draw:style="square" draw:cx="50%" draw:cy="50%" draw:start-color="#ff6d6d" draw:end-color="#ffd7d7" draw:start-intensity="100%" draw:end-intensity="100%" draw:angle="30deg" draw:border="0%">
      <loext:gradient-stop svg:offset="0" loext:color-type="rgb" loext:color-value="#ff6d6d"/>
      <loext:gradient-stop svg:offset="1" loext:color-type="rgb" loext:color-value="#ffd7d7"/>
    </draw:gradient>
    <draw:gradient draw:name="Pastel_20_Bouquet" draw:display-name="Pastel Bouquet" draw:style="axial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1-24T19:38:44.885132242</dc:date>
    <meta:editing-duration>PT16H10M34S</meta:editing-duration>
    <meta:editing-cycles>4</meta:editing-cycles>
    <meta:generator>LibreOffice/24.2.7.2$Linux_X86_64 LibreOffice_project/420$Build-2</meta:generator>
    <meta:document-statistic meta:object-count="59"/>
  </office:meta>
</office:document-meta>
</file>